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 Chancery L" svg:font-family="'URW Chancery L'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officeooo:rsid="001ccc85" officeooo:paragraph-rsid="001f31ab"/>
    </style:style>
    <style:style style:name="P3" style:family="paragraph" style:parent-style-name="Standard">
      <style:text-properties style:font-name="URW Chancery L" officeooo:rsid="001f31ab" officeooo:paragraph-rsid="0018939a"/>
    </style:style>
    <style:style style:name="P4" style:family="paragraph" style:parent-style-name="Standard">
      <style:text-properties style:font-name="URW Chancery L" officeooo:rsid="001f31ab" officeooo:paragraph-rsid="001f31ab"/>
    </style:style>
    <style:style style:name="P5" style:family="paragraph" style:parent-style-name="Standard">
      <style:text-properties style:font-name="URW Chancery L" officeooo:rsid="00243ab3" officeooo:paragraph-rsid="00243ab3"/>
    </style:style>
    <style:style style:name="P6" style:family="paragraph" style:parent-style-name="Standard">
      <style:text-properties style:font-name="URW Chancery L" fo:font-size="18pt" fo:font-weight="bold" officeooo:rsid="00243ab3" officeooo:paragraph-rsid="00243ab3" style:font-size-asian="18pt" style:font-weight-asian="bold" style:font-size-complex="18pt" style:font-weight-complex="bold"/>
    </style:style>
    <style:style style:name="P7" style:family="paragraph" style:parent-style-name="Standard" style:list-style-name="L1">
      <style:text-properties style:font-name="URW Chancery L" officeooo:rsid="00243ab3" officeooo:paragraph-rsid="00243ab3"/>
    </style:style>
    <style:style style:name="T1" style:family="text">
      <style:text-properties officeooo:rsid="00243ab3"/>
    </style:style>
    <style:style style:name="T2" style:family="text">
      <style:text-properties style:font-name="DejaVu Sans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ven-Roasted Cheesy Potatoes</text:p>
      <text:p text:style-name="P1"/>
      <text:p text:style-name="P3">2 lbs.<text:tab/>Potatoes, cut into <text:span text:style-name="T1">1</text:span> inch cubes.</text:p>
      <text:p text:style-name="P5">2 T.<text:tab/>Herbes de Provence.</text:p>
      <text:p text:style-name="P5">¼ c.<text:tab/>Olive oil.</text:p>
      <text:p text:style-name="P5">1 c.<text:tab/>Cheese, grated.</text:p>
      <text:p text:style-name="P5">2 t.<text:tab/>Seasoned salt.</text:p>
      <text:p text:style-name="P5">Black pepper to taste.</text:p>
      <text:p text:style-name="P4"/>
      <text:list text:style-name="L1">
        <text:list-item>
          <text:p text:style-name="P7">Preheat oven to 425<text:span text:style-name="T2">°</text:span></text:p>
        </text:list-item>
        <text:list-item>
          <text:p text:style-name="P7">Put potatoes in large bowl, drizzle with oil, add spices, and stir to coat.</text:p>
        </text:list-item>
        <text:list-item>
          <text:p text:style-name="P7">Put potatoes into casserole and add ½ cheese.</text:p>
        </text:list-item>
        <text:list-item>
          <text:p text:style-name="P7">Cook for 30 minutes.</text:p>
        </text:list-item>
        <text:list-item>
          <text:p text:style-name="P7">Add remaining cheese.</text:p>
        </text:list-item>
        <text:list-item>
          <text:p text:style-name="P7">Cook for 30 more minutes or until you get the desired color and texture.</text:p>
        </text:list-item>
      </text:list>
      <text:p text:style-name="P4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 Chancery L" svg:font-family="'URW Chancery L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1-01T17:21:01.863929361</meta:creation-date>
    <dc:date>2022-11-13T10:26:06.476965646</dc:date>
    <meta:editing-duration>PT51M37S</meta:editing-duration>
    <meta:editing-cycles>9</meta:editing-cycles>
    <meta:generator>LibreOffice/7.4.1.2$Linux_X86_64 LibreOffice_project/3c58a8f3a960df8bc8fd77b461821e42c061c5f0</meta:generator>
    <meta:document-statistic meta:table-count="0" meta:image-count="0" meta:object-count="0" meta:page-count="1" meta:paragraph-count="13" meta:word-count="85" meta:character-count="426" meta:non-whitespace-character-count="360"/>
  </office:meta>
</office:document-meta>
</file>